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Jeu de Nim</text:p>
          </draw:text-box>
        </draw:frame>
        <draw:frame presentation:style-name="pr2" draw:layer="layout" svg:width="25.199cm" svg:height="9.134cm" svg:x="1.4cm" svg:y="3.685cm" presentation:class="outline">
          <draw:text-box>
            <text:p>Il y a 8 <text:span text:style-name="T1">crayons sur la table.</text:span></text:p>
            <text:p><text:span text:style-name="T1">À tour de rôle, chaque joueur ou joueuse prend 1, 2 ou 3 crayons.</text:span></text:p>
            <text:p><text:span text:style-name="T1">Le joueur ou la joueuse qui prend le dernier crayon gagne la parti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ouis Paternault</meta:initial-creator>
    <meta:creation-date>2021-06-01T22:27:45.307503196</meta:creation-date>
    <dc:date>2021-06-01T22:29:36.404758881</dc:date>
    <dc:creator>Louis Paternault</dc:creator>
    <meta:editing-duration>PT1M53S</meta:editing-duration>
    <meta:editing-cycles>1</meta:editing-cycles>
    <meta:document-statistic meta:object-count="25"/>
    <meta:generator>LibreOffice/7.0.4.2$Linux_X86_64 LibreOffice_project/00$Build-2</meta:generator>
  </office:meta>
</office:document-meta>
</file>